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Launch deg lat Launch deg long NonRotating FPA = -90 deg, Azimuth = 90 de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52756153061" calcext:value-type="float">
            <text:p>852.252756153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52.252756153061" calcext:value-type="float">
            <text:p>852.252756153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52756153061" calcext:value-type="float">
            <text:p>852.252756153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52.252756153061" calcext:value-type="float">
            <text:p>-8.52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2415870832" calcext:value-type="float">
            <text:p>3073.124158708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73.12415870832" calcext:value-type="float">
            <text:p>3073.124158708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2415870832" calcext:value-type="float">
            <text:p>3073.12415870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73.12415870832" calcext:value-type="float">
            <text:p>-3.0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24.18488934077" calcext:value-type="float">
            <text:p>1224.18488934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24.18488934077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183136882769132" calcext:value-type="float">
            <text:p>-0.000183136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183136882769132" calcext:value-type="float">
            <text:p>-0.000183136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183136882769132" calcext:value-type="float">
            <text:p>-0.000183136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00183136882769132" calcext:value-type="float">
            <text:p>1.83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000660370265423088" calcext:value-type="float">
            <text:p>-0.00066037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000660370265423088" calcext:value-type="float">
            <text:p>-0.00066037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660370265423087" calcext:value-type="float">
            <text:p>-0.000660370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000660370265423087" calcext:value-type="float">
            <text:p>6.60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263059758913446" calcext:value-type="float">
            <text:p>-0.000263059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263059758913446" calcext:value-type="float">
            <text:p>-0.00026305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913446" calcext:value-type="float">
            <text:p>-0.00026305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263059758913446" calcext:value-type="float">
            <text:p>2.63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52756153061" calcext:value-type="float">
            <text:p>852.2527561531</text:p>
          </table:table-cell>
          <table:table-cell/>
          <table:table-cell table:style-name="ce3" office:value-type="float" office:value="852.252756153061" calcext:value-type="float">
            <text:p>852.252756153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2415870832" calcext:value-type="float">
            <text:p>3073.1241587083</text:p>
          </table:table-cell>
          <table:table-cell/>
          <table:table-cell table:style-name="ce3" office:value-type="float" office:value="3073.12415870832" calcext:value-type="float">
            <text:p>3073.124158708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183136882769132" calcext:value-type="float">
            <text:p>-0.0001831369</text:p>
          </table:table-cell>
          <table:table-cell/>
          <table:table-cell table:style-name="ce3" office:value-type="float" office:value="-0.000183136882769132" calcext:value-type="float">
            <text:p>-0.00018313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71050543121376E-020" calcext:value-type="float">
            <text:p>2.71050543121376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660370265423088" calcext:value-type="float">
            <text:p>-0.0006603703</text:p>
          </table:table-cell>
          <table:table-cell/>
          <table:table-cell table:style-name="ce3" office:value-type="float" office:value="-0.000660370265423087" calcext:value-type="float">
            <text:p>-0.00066037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2.16840434497101E-019" calcext:value-type="float">
            <text:p>-2.16840434497101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913446" calcext:value-type="float">
            <text:p>-0.0002630598</text:p>
          </table:table-cell>
          <table:table-cell/>
          <table:table-cell table:style-name="ce3" office:value-type="float" office:value="-0.000263059758913446" calcext:value-type="float">
            <text:p>-0.000263059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62630325872826E-019" calcext:value-type="float">
            <text:p>-1.6263032587282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52756153061" calcext:value-type="float">
            <text:p>852.25275615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52756153061" calcext:value-type="float">
            <text:p>852.252756153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52.252756153061" calcext:value-type="float">
            <text:p>-8.52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2415870832" calcext:value-type="float">
            <text:p>3073.12415870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2415870832" calcext:value-type="float">
            <text:p>3073.12415870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73.12415870832" calcext:value-type="float">
            <text:p>-3.0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24.18488934077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183136882769132" calcext:value-type="float">
            <text:p>-0.00018313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183136882769132" calcext:value-type="float">
            <text:p>-0.000183136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183136882769132" calcext:value-type="float">
            <text:p>1.83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660370265423088" calcext:value-type="float">
            <text:p>-0.00066037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660370265423087" calcext:value-type="float">
            <text:p>-0.000660370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000660370265423087" calcext:value-type="float">
            <text:p>6.60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913446" calcext:value-type="float">
            <text:p>-0.00026305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913446" calcext:value-type="float">
            <text:p>-0.00026305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263059758913446" calcext:value-type="float">
            <text:p>2.63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52756153061" calcext:value-type="float">
            <text:p>852.25275615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2415870832" calcext:value-type="float">
            <text:p>3073.12415870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183136882769132" calcext:value-type="float">
            <text:p>-0.00018313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660370265423088" calcext:value-type="float">
            <text:p>-0.00066037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913446" calcext:value-type="float">
            <text:p>-0.00026305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52756153061" calcext:value-type="float">
            <text:p>852.252756153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52.252756153061" calcext:value-type="float">
            <text:p>-8.52E+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2415870832" calcext:value-type="float">
            <text:p>3073.12415870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73.12415870832" calcext:value-type="float">
            <text:p>-3.07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24.18488934077" calcext:value-type="float">
            <text:p>-1.2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183136882769132" calcext:value-type="float">
            <text:p>-0.000183136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183136882769132" calcext:value-type="float">
            <text:p>1.83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660370265423087" calcext:value-type="float">
            <text:p>-0.000660370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000660370265423087" calcext:value-type="float">
            <text:p>6.60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913446" calcext:value-type="float">
            <text:p>-0.00026305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263059758913446" calcext:value-type="float">
            <text:p>2.63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3.805797909329" calcext:value-type="float">
            <text:p>833.805797909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3.805797909329" calcext:value-type="float">
            <text:p>833.80579790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14695" calcext:value-type="float">
            <text:p>833.805797914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3.805797914695" calcext:value-type="float">
            <text:p>-8.34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06.60657619045" calcext:value-type="float">
            <text:p>3006.6065761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2098" calcext:value-type="float">
            <text:p>3006.606576209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06.6065762098" calcext:value-type="float">
            <text:p>-3.0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748305697" calcext:value-type="float">
            <text:p>1197.6874830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6468" calcext:value-type="float">
            <text:p>1197.687483064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748306468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85824195030054" calcext:value-type="float">
            <text:p>-0.18582419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4881" calcext:value-type="float">
            <text:p>-0.18582419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85824195034881" calcext:value-type="float">
            <text:p>1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70060400387635" calcext:value-type="float">
            <text:p>-0.6700604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40504" calcext:value-type="float">
            <text:p>-0.670060400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7006040040504" calcext:value-type="float">
            <text:p>6.7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919842719581" calcext:value-type="float">
            <text:p>-0.2669198427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919842719581" calcext:value-type="float">
            <text:p>-0.266919842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26514" calcext:value-type="float">
            <text:p>-0.266919842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919842726514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 office:value-type="float" office:value="833.805797914695" calcext:value-type="float">
            <text:p>833.8057979147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0.00000000536590505362255" calcext:value-type="float">
            <text:p>-5.3659050536225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3006.6065762098" calcext:value-type="float">
            <text:p>3006.6065762098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0.0000000193481355381664" calcext:value-type="float">
            <text:p>-1.9348135538166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197.68748306468" calcext:value-type="float">
            <text:p>1197.6874830647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0770774022385012" calcext:value-type="float">
            <text:p>-7.7077402238501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-0.185824195034881" calcext:value-type="float">
            <text:p>-0.185824195</text:p>
          </table:table-cell>
          <table:table-cell/>
          <table:table-cell table:style-name="ce3" office:value-type="float" office:value="0.999999999974023" calcext:value-type="float">
            <text:p>1</text:p>
          </table:table-cell>
          <table:table-cell table:style-name="ce3" office:value-type="float" office:value="0.0000000000048271109331921" calcext:value-type="float">
            <text:p>4.827110933192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 office:value-type="float" office:value="-0.67006040040504" calcext:value-type="float">
            <text:p>-0.6700604004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74056324908634" calcext:value-type="float">
            <text:p>1.7405632490863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 office:value-type="float" office:value="-0.266919842726514" calcext:value-type="float">
            <text:p>-0.2669198427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069335093222378" calcext:value-type="float">
            <text:p>6.933509322237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14695" calcext:value-type="float">
            <text:p>833.805797914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3.805797914695" calcext:value-type="float">
            <text:p>-8.34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2098" calcext:value-type="float">
            <text:p>3006.606576209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06.6065762098" calcext:value-type="float">
            <text:p>-3.0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6468" calcext:value-type="float">
            <text:p>1197.687483064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748306468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4881" calcext:value-type="float">
            <text:p>-0.18582419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85824195034881" calcext:value-type="float">
            <text:p>1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40504" calcext:value-type="float">
            <text:p>-0.670060400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7006040040504" calcext:value-type="float">
            <text:p>6.7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26514" calcext:value-type="float">
            <text:p>-0.266919842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919842726514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14695" calcext:value-type="float">
            <text:p>833.805797914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3.805797914695" calcext:value-type="float">
            <text:p>-8.34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2098" calcext:value-type="float">
            <text:p>3006.606576209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06.6065762098" calcext:value-type="float">
            <text:p>-3.0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6468" calcext:value-type="float">
            <text:p>1197.687483064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748306468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4881" calcext:value-type="float">
            <text:p>-0.18582419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85824195034881" calcext:value-type="float">
            <text:p>1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40504" calcext:value-type="float">
            <text:p>-0.670060400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7006040040504" calcext:value-type="float">
            <text:p>6.7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26514" calcext:value-type="float">
            <text:p>-0.266919842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919842726514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3.805797909329" calcext:value-type="float">
            <text:p>833.805797909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3.805797909329" calcext:value-type="float">
            <text:p>833.80579790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3.805797909329" calcext:value-type="float">
            <text:p>-8.34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06.60657619045" calcext:value-type="float">
            <text:p>3006.6065761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06.60657619045" calcext:value-type="float">
            <text:p>-3.0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748305697" calcext:value-type="float">
            <text:p>1197.6874830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748305697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85824195030054" calcext:value-type="float">
            <text:p>-0.18582419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85824195030054" calcext:value-type="float">
            <text:p>1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70060400387635" calcext:value-type="float">
            <text:p>-0.6700604004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70060400387635" calcext:value-type="float">
            <text:p>-0.6700604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70060400387636" calcext:value-type="float">
            <text:p>6.7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919842719581" calcext:value-type="float">
            <text:p>-0.2669198427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919842719581" calcext:value-type="float">
            <text:p>-0.266919842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919842719581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 office:value-type="float" office:value="833.805797909329" calcext:value-type="float">
            <text:p>833.805797909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3.88578058618805E-016" calcext:value-type="float">
            <text:p>3.8857805861880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 office:value-type="float" office:value="-0.670060400387636" calcext:value-type="float">
            <text:p>-0.670060400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6.66133814775094E-016" calcext:value-type="float">
            <text:p>6.66133814775094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 office:value-type="float" office:value="-0.266919842719581" calcext:value-type="float">
            <text:p>-0.2669198427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2.22044604925031E-016" calcext:value-type="float">
            <text:p>2.2204460492503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9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1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1T14:54:39.949544754</dc:date>
    <dc:creator>Stacha Petrovic</dc:creator>
    <meta:editing-duration>P47DT17H2M38S</meta:editing-duration>
    <meta:editing-cycles>950</meta:editing-cycles>
    <meta:document-statistic meta:table-count="8" meta:cell-count="2810" meta:object-count="0"/>
    <meta:user-defined meta:name="qrichtext">1</meta:user-defined>
  </office:meta>
</office:document-meta>
</file>